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5.719cm" fo:min-width="5.723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06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4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2.335cm" fo:min-width="4.752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65cm" fo:min-width="2.37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  <style:text-properties style:font-name="Ubuntu Mono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ndale Mono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font-name="Ubuntu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ndale Mono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5.969cm" svg:x="0.619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492cm" svg:y="1.381cm">
          <draw:text-box>
            <text:p>Shell</text:p>
          </draw:text-box>
        </draw:frame>
        <draw:custom-shape draw:style-name="gr3" draw:text-style-name="P3" draw:layer="layout" svg:width="5.08cm" svg:height="1.143cm" svg:x="9.382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017cm" svg:y1="2.27cm" svg:x2="10.017cm" svg:y2="1.127cm">
          <text:p/>
        </draw:line>
        <draw:line draw:style-name="gr4" draw:text-style-name="P3" draw:layer="layout" svg:x1="10.652cm" svg:y1="2.27cm" svg:x2="10.652cm" svg:y2="1.127cm">
          <text:p/>
        </draw:line>
        <draw:line draw:style-name="gr4" draw:text-style-name="P3" draw:layer="layout" svg:x1="10.017cm" svg:y1="2.271cm" svg:x2="10.017cm" svg:y2="1.128cm">
          <text:p/>
        </draw:line>
        <draw:line draw:style-name="gr4" draw:text-style-name="P3" draw:layer="layout" svg:x1="11.287cm" svg:y1="2.27cm" svg:x2="11.287cm" svg:y2="1.127cm">
          <text:p/>
        </draw:line>
        <draw:line draw:style-name="gr4" draw:text-style-name="P3" draw:layer="layout" svg:x1="11.922cm" svg:y1="2.27cm" svg:x2="11.922cm" svg:y2="1.127cm">
          <text:p/>
        </draw:line>
        <draw:line draw:style-name="gr4" draw:text-style-name="P3" draw:layer="layout" svg:x1="12.557cm" svg:y1="2.27cm" svg:x2="12.557cm" svg:y2="1.127cm">
          <text:p/>
        </draw:line>
        <draw:line draw:style-name="gr4" draw:text-style-name="P3" draw:layer="layout" svg:x1="13.192cm" svg:y1="2.27cm" svg:x2="13.192cm" svg:y2="1.127cm">
          <text:p/>
        </draw:line>
        <draw:line draw:style-name="gr4" draw:text-style-name="P3" draw:layer="layout" svg:x1="13.827cm" svg:y1="2.27cm" svg:x2="13.827cm" svg:y2="1.127cm">
          <text:p/>
        </draw:line>
        <draw:frame draw:style-name="gr5" draw:text-style-name="P2" draw:layer="layout" svg:width="3.956cm" svg:height="0.954cm" svg:x="9.998cm" svg:y="0.238cm">
          <draw:text-box>
            <text:p>Task Queue</text:p>
          </draw:text-box>
        </draw:frame>
        <draw:custom-shape draw:style-name="gr6" draw:text-style-name="P3" draw:layer="layout" svg:width="1.524cm" svg:height="1.397cm" svg:x="17.76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2.597cm" svg:height="2.718cm" draw:transform="rotate (1.01211643323151) translate (4.80999999782021cm 2.26999999863739cm)" svg:viewBox="0 0 2598 2719" svg:d="M0 0c1198 0 2598 2719 2598 2719">
          <text:p/>
        </draw:path>
        <draw:line draw:style-name="gr7" draw:text-style-name="P3" draw:layer="layout" svg:x1="8.747cm" svg:y1="1.508cm" svg:x2="8.874cm" svg:y2="1.508cm">
          <text:p/>
        </draw:line>
        <draw:frame draw:style-name="gr8" draw:text-style-name="P2" draw:layer="layout" svg:width="1.397cm" svg:height="1.164cm" svg:x="17.891cm" svg:y="3.646cm">
          <draw:text-box>
            <text:p>W<text:span text:style-name="T1">1</text:span></text:p>
          </draw:text-box>
        </draw:frame>
        <draw:custom-shape draw:style-name="gr6" draw:text-style-name="P3" draw:layer="layout" svg:width="1.524cm" svg:height="1.397cm" svg:x="21.066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97cm" svg:height="1.164cm" svg:x="21.193cm" svg:y="6.186cm">
          <draw:text-box>
            <text:p>W<text:span text:style-name="T1">2</text:span></text:p>
          </draw:text-box>
        </draw:frame>
        <draw:custom-shape draw:style-name="gr9" draw:text-style-name="P4" draw:layer="layout" svg:width="0.635cm" svg:height="0.635cm" svg:x="6.207cm" svg:y="0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4.445cm" svg:height="2.775cm" svg:x="0.492cm" svg:y="2.524cm">
          <draw:text-box>
            <text:p><text:span text:style-name="T2">.&gt; foo = …</text:span></text:p>
            <text:p><text:span text:style-name="T2"/></text:p>
            <text:p><text:span text:style-name="T2">.&gt; $foo</text:span></text:p>
            <text:p><text:span text:style-name="T2">…</text:span></text:p>
          </draw:text-box>
        </draw:frame>
        <draw:line draw:style-name="gr11" draw:text-style-name="P3" draw:layer="layout" svg:x1="1.167cm" svg:y1="9.636cm" svg:x2="6.247cm" svg:y2="9.636cm">
          <text:p/>
        </draw:line>
        <draw:line draw:style-name="gr11" draw:text-style-name="P3" draw:layer="layout" svg:x1="3.58cm" svg:y1="8.747cm" svg:x2="3.58cm" svg:y2="11.287cm">
          <text:p/>
        </draw:line>
        <draw:frame draw:style-name="gr12" draw:text-style-name="P6" draw:layer="layout" svg:width="2.225cm" svg:height="0.954cm" svg:x="1.315cm" svg:y="8.747cm">
          <draw:text-box>
            <text:p><text:span text:style-name="T3">Name</text:span></text:p>
          </draw:text-box>
        </draw:frame>
        <draw:frame draw:style-name="gr13" draw:text-style-name="P6" draw:layer="layout" svg:width="2.051cm" svg:height="0.954cm" svg:x="3.865cm" svg:y="8.747cm">
          <draw:text-box>
            <text:p><text:span text:style-name="T3">Hash</text:span></text:p>
          </draw:text-box>
        </draw:frame>
        <draw:frame draw:style-name="gr14" draw:text-style-name="P2" draw:layer="layout" svg:width="1.383cm" svg:height="0.954cm" svg:x="1.675cm" svg:y="9.698cm">
          <draw:text-box>
            <text:p>foo</text:p>
          </draw:text-box>
        </draw:frame>
        <draw:frame draw:style-name="gr15" draw:text-style-name="P2" draw:layer="layout" svg:width="2.754cm" svg:height="0.954cm" svg:x="3.58cm" svg:y="9.698cm">
          <draw:text-box>
            <text:p>a64egfc</text:p>
          </draw:text-box>
        </draw:frame>
        <draw:line draw:style-name="gr4" draw:text-style-name="P3" draw:layer="layout" svg:x1="1.167cm" svg:y1="10.652cm" svg:x2="6.247cm" svg:y2="10.652cm">
          <text:p/>
        </draw:line>
        <draw:custom-shape draw:style-name="gr16" draw:text-style-name="P3" draw:layer="layout" svg:width="5.08cm" svg:height="1.143cm" svg:x="9.509cm" svg:y="5.064cm">
          <text:p text:style-name="P7">a64eg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5.08cm" svg:height="1.143cm" svg:x="9.509cm" svg:y="6.334cm">
          <text:p text:style-name="P7"><text:span text:style-name="T4">a64eg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5.588cm" svg:height="2.921cm" svg:x="9.255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128cm" svg:y1="5.572cm" svg:x2="6.842cm" svg:y2="5.572cm">
          <text:p/>
        </draw:line>
        <draw:custom-shape draw:style-name="gr19" draw:text-style-name="P3" draw:layer="layout" svg:width="2.921cm" svg:height="2.667cm" svg:x="15.084cm" svg:y="9.7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2" draw:layer="layout" svg:width="2.826cm" svg:height="1.657cm" svg:x="15.211cm" svg:y="10.519cm">
          <draw:text-box>
            <text:p>Service</text:p>
            <text:p>Regist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4T15:02:43.146224368</dc:date>
    <meta:editing-duration>PT15M33S</meta:editing-duration>
    <meta:editing-cycles>5</meta:editing-cycles>
    <meta:generator>LibreOffice/5.3.0.3$Linux_X86_64 LibreOffice_project/30m0$Build-3</meta:generator>
    <meta:document-statistic meta:object-count="33"/>
  </office:meta>
</office:document-meta>
</file>